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13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2" draw:id="id2" draw:layer="layout" svg:width="6.1cm" svg:height="3.4cm" svg:x="7.2cm" svg:y="9.2cm">
          <text:p text:style-name="P1">Profile/user</text:p>
        </draw:rect>
        <draw:rect draw:style-name="gr1" draw:text-style-name="P2" xml:id="id14" draw:id="id14" draw:layer="layout" svg:width="6.1cm" svg:height="3.4cm" svg:x="12.7cm" svg:y="21cm">
          <text:p text:style-name="P2"><text:span text:style-name="T1">Collaboration</text:span></text:p>
        </draw:rect>
        <draw:ellipse draw:style-name="gr1" draw:text-style-name="P1" xml:id="id1" draw:id="id1" draw:layer="layout" svg:width="3.6cm" svg:height="2.5cm" svg:x="5.8cm" svg:y="3.5cm">
          <text:p text:style-name="P1">Name</text:p>
        </draw:ellipse>
        <draw:connector draw:style-name="gr2" draw:text-style-name="P1" draw:layer="layout" draw:type="line" svg:x1="7.6cm" svg:y1="6cm" svg:x2="10.25cm" svg:y2="9.2cm" draw:start-shape="id1" draw:start-glue-point="2" draw:end-shape="id2" draw:end-glue-point="0" svg:d="M7600 6000l2650 3200">
          <text:p/>
        </draw:connector>
        <draw:ellipse draw:style-name="gr1" draw:text-style-name="P1" xml:id="id3" draw:id="id3" draw:layer="layout" svg:width="3.7cm" svg:height="2.5cm" svg:x="9.6cm" svg:y="3.6cm">
          <text:p text:style-name="P1">Date</text:p>
          <text:p text:style-name="P1">of </text:p>
          <text:p text:style-name="P1">birth</text:p>
        </draw:ellipse>
        <draw:connector draw:style-name="gr2" draw:text-style-name="P1" draw:layer="layout" draw:type="line" svg:x1="11.45cm" svg:y1="6.1cm" svg:x2="10.25cm" svg:y2="9.2cm" draw:start-shape="id3" draw:start-glue-point="2" draw:end-shape="id2" svg:d="M11450 6100l-1200 3100">
          <text:p/>
        </draw:connector>
        <draw:ellipse draw:style-name="gr1" draw:text-style-name="P1" xml:id="id4" draw:id="id4" draw:layer="layout" svg:width="3.4cm" svg:height="2.9cm" svg:x="13.5cm" svg:y="3.5cm">
          <text:p text:style-name="P1">Language</text:p>
        </draw:ellipse>
        <draw:connector draw:style-name="gr2" draw:text-style-name="P1" draw:layer="layout" draw:type="line" svg:x1="15.2cm" svg:y1="6.4cm" svg:x2="10.25cm" svg:y2="9.2cm" draw:start-shape="id4" draw:start-glue-point="2" draw:end-shape="id2" draw:end-glue-point="0" svg:d="M15200 6400l-4950 2800">
          <text:p/>
        </draw:connector>
        <draw:ellipse draw:style-name="gr1" draw:text-style-name="P1" xml:id="id5" draw:id="id5" draw:layer="layout" svg:width="3.7cm" svg:height="2.6cm" svg:x="1.4cm" svg:y="3.7cm">
          <text:p text:style-name="P1">County</text:p>
        </draw:ellipse>
        <draw:connector draw:style-name="gr2" draw:text-style-name="P1" draw:layer="layout" draw:type="line" svg:x1="3.25cm" svg:y1="6.3cm" svg:x2="10.25cm" svg:y2="9.2cm" draw:start-shape="id5" draw:start-glue-point="2" draw:end-shape="id2" draw:end-glue-point="0" svg:d="M3250 6300l7000 2900">
          <text:p/>
        </draw:connector>
        <draw:ellipse draw:style-name="gr1" draw:text-style-name="P1" xml:id="id6" draw:id="id6" draw:layer="layout" svg:width="3.6cm" svg:height="3cm" svg:x="1.1cm" svg:y="7.1cm">
          <text:p text:style-name="P1">City</text:p>
        </draw:ellipse>
        <draw:connector draw:style-name="gr2" draw:text-style-name="P1" draw:layer="layout" draw:type="line" svg:x1="2.9cm" svg:y1="10.1cm" svg:x2="7.2cm" svg:y2="10.9cm" draw:start-shape="id6" draw:start-glue-point="2" draw:end-shape="id2" draw:end-glue-point="3" svg:d="M2900 10100l4300 800">
          <text:p/>
        </draw:connector>
        <draw:ellipse draw:style-name="gr1" draw:text-style-name="P1" xml:id="id7" draw:id="id7" draw:layer="layout" svg:width="3.6cm" svg:height="2.8cm" svg:x="15.7cm" svg:y="6.2cm">
          <text:p text:style-name="P1">Rating</text:p>
        </draw:ellipse>
        <draw:connector draw:style-name="gr2" draw:text-style-name="P1" draw:layer="layout" draw:type="line" svg:x1="17.5cm" svg:y1="9cm" svg:x2="13.3cm" svg:y2="10.9cm" draw:start-shape="id7" draw:start-glue-point="2" draw:end-shape="id2" draw:end-glue-point="1" svg:d="M17500 9000l-4200 1900">
          <text:p/>
        </draw:connector>
        <draw:ellipse draw:style-name="gr1" draw:text-style-name="P1" xml:id="id8" draw:id="id8" draw:layer="layout" svg:width="3.6cm" svg:height="2.6cm" svg:x="15.9cm" svg:y="9.9cm">
          <text:p text:style-name="P1">Picture</text:p>
        </draw:ellipse>
        <draw:connector draw:style-name="gr2" draw:text-style-name="P1" draw:layer="layout" draw:type="line" svg:x1="15.9cm" svg:y1="11.2cm" svg:x2="13.3cm" svg:y2="10.9cm" draw:start-shape="id8" draw:start-glue-point="3" draw:end-shape="id2" draw:end-glue-point="1" svg:d="M15900 11200l-2600-300">
          <text:p/>
        </draw:connector>
        <draw:rect draw:style-name="gr1" draw:text-style-name="P1" xml:id="id10" draw:id="id10" draw:layer="layout" svg:width="5.8cm" svg:height="3.1cm" svg:x="1.2cm" svg:y="21.1cm">
          <text:p text:style-name="P1">Talent</text:p>
        </draw:rect>
        <draw:ellipse draw:style-name="gr1" draw:text-style-name="P1" xml:id="id9" draw:id="id9" draw:layer="layout" svg:width="3.7cm" svg:height="2.6cm" svg:x="1.1cm" svg:y="10.9cm">
          <text:p text:style-name="P1">About</text:p>
        </draw:ellipse>
        <draw:connector draw:style-name="gr2" draw:text-style-name="P1" draw:layer="layout" draw:type="line" svg:x1="4.8cm" svg:y1="12.2cm" svg:x2="7.2cm" svg:y2="10.9cm" draw:start-shape="id9" draw:start-glue-point="1" draw:end-shape="id2" svg:d="M4800 12200l2400-1300">
          <text:p/>
        </draw:connector>
        <draw:ellipse draw:style-name="gr1" draw:text-style-name="P1" xml:id="id11" draw:id="id11" draw:layer="layout" svg:width="4.5cm" svg:height="1.8cm" svg:x="1.2cm" svg:y="26.7cm">
          <text:p text:style-name="P1">Discription</text:p>
        </draw:ellipse>
        <draw:connector draw:style-name="gr2" draw:text-style-name="P1" draw:layer="layout" draw:type="line" svg:x1="4.1cm" svg:y1="24.2cm" svg:x2="3.45cm" svg:y2="26.7cm" draw:start-shape="id10" draw:start-glue-point="2" draw:end-shape="id11" draw:end-glue-point="0" svg:d="M4100 24200l-650 2500">
          <text:p/>
        </draw:connector>
        <draw:ellipse draw:style-name="gr1" draw:text-style-name="P1" xml:id="id12" draw:id="id12" draw:layer="layout" svg:width="3.7cm" svg:height="1.9cm" svg:x="6.1cm" svg:y="26.7cm">
          <text:p text:style-name="P1">Experience</text:p>
        </draw:ellipse>
        <draw:connector draw:style-name="gr2" draw:text-style-name="P1" draw:layer="layout" draw:type="line" svg:x1="4.1cm" svg:y1="24.2cm" svg:x2="7.95cm" svg:y2="26.7cm" draw:start-shape="id10" draw:start-glue-point="2" draw:end-shape="id12" draw:end-glue-point="0" svg:d="M4100 24200l3850 2500">
          <text:p/>
        </draw:connector>
        <draw:ellipse draw:style-name="gr1" draw:text-style-name="P1" xml:id="id13" draw:id="id13" draw:layer="layout" svg:width="3.3cm" svg:height="2.3cm" svg:x="1.3cm" svg:y="17.5cm">
          <text:p text:style-name="P1">Equipment</text:p>
        </draw:ellipse>
        <draw:connector draw:style-name="gr2" draw:text-style-name="P1" draw:layer="layout" draw:type="line" svg:x1="2.95cm" svg:y1="19.8cm" svg:x2="4.1cm" svg:y2="21.1cm" draw:start-shape="id13" draw:start-glue-point="2" draw:end-shape="id10" draw:end-glue-point="0" svg:d="M2950 19800l1150 1300">
          <text:p/>
        </draw:connector>
        <draw:ellipse draw:style-name="gr1" draw:text-style-name="P1" xml:id="id15" draw:id="id15" draw:layer="layout" svg:width="3.2cm" svg:height="2.1cm" svg:x="16.6cm" svg:y="26.3cm">
          <text:p text:style-name="P1">Genre</text:p>
        </draw:ellipse>
        <draw:connector draw:style-name="gr2" draw:text-style-name="P1" draw:layer="layout" draw:type="line" svg:x1="15.75cm" svg:y1="24.4cm" svg:x2="18.2cm" svg:y2="26.3cm" draw:start-shape="id14" draw:start-glue-point="2" draw:end-shape="id15" draw:end-glue-point="0" svg:d="M15750 24400l2450 1900">
          <text:p/>
        </draw:connector>
        <draw:ellipse draw:style-name="gr1" draw:text-style-name="P1" xml:id="id16" draw:id="id16" draw:layer="layout" svg:width="3.1cm" svg:height="1.9cm" svg:x="13.1cm" svg:y="26.5cm">
          <text:p text:style-name="P1">Name</text:p>
        </draw:ellipse>
        <draw:connector draw:style-name="gr2" draw:text-style-name="P1" draw:layer="layout" draw:type="line" svg:x1="15.75cm" svg:y1="24.4cm" svg:x2="14.65cm" svg:y2="26.5cm" draw:start-shape="id14" draw:start-glue-point="2" draw:end-shape="id16" svg:d="M15750 24400l-1100 2100">
          <text:p/>
        </draw:connector>
        <draw:ellipse draw:style-name="gr1" draw:text-style-name="P1" xml:id="id17" draw:id="id17" draw:layer="layout" svg:width="3.8cm" svg:height="2.1cm" svg:x="15.6cm" svg:y="13cm">
          <text:p text:style-name="P1">Teaser</text:p>
        </draw:ellipse>
        <draw:connector draw:style-name="gr2" draw:text-style-name="P1" draw:layer="layout" draw:type="line" svg:x1="13.3cm" svg:y1="10.9cm" svg:x2="15.6cm" svg:y2="14.05cm" draw:start-shape="id2" draw:start-glue-point="1" draw:end-shape="id17" svg:d="M13300 10900l2300 3150">
          <text:p/>
        </draw:connector>
        <draw:custom-shape draw:style-name="gr3" draw:text-style-name="P1" xml:id="id18" draw:id="id18" draw:layer="layout" svg:width="2.8cm" svg:height="4.1cm" svg:x="8.5cm" svg:y="19.6cm">
          <text:p text:style-name="P1">Looking</text:p>
          <text:p text:style-name="P1">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1.3cm" svg:y1="21.65cm" svg:x2="12.7cm" svg:y2="22.7cm" draw:start-shape="id18" draw:start-glue-point="7" draw:end-shape="id14" svg:d="M11300 21650l1400 1050">
          <text:p/>
        </draw:connector>
        <draw:connector draw:style-name="gr2" draw:text-style-name="P1" draw:layer="layout" draw:type="line" svg:x1="8.5cm" svg:y1="21.65cm" svg:x2="7cm" svg:y2="22.65cm" draw:start-shape="id18" draw:start-glue-point="5" draw:end-shape="id10" draw:end-glue-point="1" svg:d="M8500 21650l-1500 1000">
          <text:p/>
        </draw:connector>
        <draw:frame draw:style-name="gr4" draw:layer="layout" svg:width="0.7cm" svg:height="0.963cm" svg:x="11.9cm" svg:y="21.1cm">
          <draw:text-box>
            <text:p>1</text:p>
          </draw:text-box>
        </draw:frame>
        <draw:frame draw:style-name="gr5" draw:layer="layout" svg:width="0.6cm" svg:height="1.1cm" svg:x="6.9cm" svg:y="21.1cm">
          <draw:text-box>
            <text:p>N</text:p>
          </draw:text-box>
        </draw:frame>
        <draw:line draw:style-name="gr2" draw:text-style-name="P1" draw:layer="layout" svg:x1="11.3cm" svg:y1="21.6cm" svg:x2="12.7cm" svg:y2="23.1cm">
          <text:p/>
        </draw:line>
        <draw:custom-shape draw:style-name="gr3" draw:text-style-name="P1" xml:id="id20" draw:id="id20" draw:layer="layout" svg:width="4cm" svg:height="4cm" svg:x="4.7cm" svg:y="14.2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1" draw:text-style-name="P1" xml:id="id19" draw:id="id19" draw:layer="layout" svg:width="2.4cm" svg:height="2.1cm" svg:x="17.2cm" svg:y="18.5cm">
          <text:p text:style-name="P1">File</text:p>
        </draw:ellipse>
        <draw:connector draw:style-name="gr2" draw:text-style-name="P1" draw:layer="layout" draw:type="line" svg:x1="18.4cm" svg:y1="20.6cm" svg:x2="15.75cm" svg:y2="21cm" draw:start-shape="id19" draw:start-glue-point="2" draw:end-shape="id14" draw:end-glue-point="0" svg:d="M18400 20600l-2650 400">
          <text:p/>
        </draw:connector>
        <draw:connector draw:style-name="gr2" draw:text-style-name="P1" draw:layer="layout" draw:type="line" svg:x1="4.1cm" svg:y1="21.1cm" svg:x2="6.7cm" svg:y2="18.2cm" draw:start-shape="id10" draw:start-glue-point="0" draw:end-shape="id20" draw:end-glue-point="6" svg:d="M4100 21100l2600-2900">
          <text:p/>
        </draw:connector>
        <draw:connector draw:style-name="gr2" draw:text-style-name="P1" draw:layer="layout" draw:type="line" svg:x1="10.25cm" svg:y1="12.6cm" svg:x2="6.7cm" svg:y2="14.2cm" draw:start-shape="id2" draw:start-glue-point="2" draw:end-shape="id20" draw:end-glue-point="4" svg:d="M10250 12600l-3550 1600">
          <text:p/>
        </draw:connector>
        <draw:custom-shape draw:style-name="gr3" draw:text-style-name="P1" xml:id="id21" draw:id="id21" draw:layer="layout" svg:width="3.3cm" svg:height="3.1cm" svg:x="13cm" svg:y="14.8cm">
          <text:p text:style-name="P1">particip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4.65cm" svg:y1="17.9cm" svg:x2="15.75cm" svg:y2="21cm" draw:start-shape="id21" draw:start-glue-point="6" draw:end-shape="id14" draw:end-glue-point="0" svg:d="M14650 17900l1100 3100">
          <text:p/>
        </draw:connector>
        <draw:connector draw:style-name="gr2" draw:text-style-name="P1" draw:layer="layout" draw:type="line" svg:x1="10.25cm" svg:y1="12.6cm" svg:x2="14.65cm" svg:y2="14.8cm" draw:start-shape="id2" draw:start-glue-point="2" draw:end-shape="id21" draw:end-glue-point="4" svg:d="M10250 12600l4400 2200">
          <text:p/>
        </draw:connector>
        <draw:frame draw:style-name="gr6" draw:layer="layout" svg:width="0.853cm" svg:height="0.963cm" svg:x="12.7cm" svg:y="13.3cm">
          <draw:text-box>
            <text:p>1</text:p>
          </draw:text-box>
        </draw:frame>
        <draw:frame draw:style-name="gr6" draw:layer="layout" svg:width="0.959cm" svg:height="0.963cm" svg:x="15.6cm" svg:y="19.8cm">
          <draw:text-box>
            <text:p>N</text:p>
          </draw:text-box>
        </draw:frame>
        <draw:frame draw:style-name="gr6" draw:layer="layout" svg:width="0.959cm" svg:height="0.963cm" svg:x="5.3cm" svg:y="19.9cm">
          <draw:text-box>
            <text:p>N</text:p>
          </draw:text-box>
        </draw:frame>
        <draw:frame draw:style-name="gr6" draw:layer="layout" svg:width="0.853cm" svg:height="0.963cm" svg:x="7.7cm" svg:y="12.7cm">
          <draw:text-box>
            <text:p>1</text:p>
          </draw:text-box>
        </draw:frame>
        <draw:ellipse draw:style-name="gr1" draw:text-style-name="P3" xml:id="id22" draw:id="id22" draw:layer="layout" svg:width="3.3cm" svg:height="2.2cm" svg:x="2.2cm" svg:y="13.7cm">
          <text:p text:style-name="P1"><text:span text:style-name="T2">Id</text:span></text:p>
        </draw:ellipse>
        <draw:connector draw:style-name="gr2" draw:text-style-name="P1" draw:layer="layout" draw:type="line" svg:x1="7.2cm" svg:y1="10.9cm" svg:x2="3.85cm" svg:y2="13.7cm" draw:start-shape="id2" draw:start-glue-point="3" draw:end-shape="id22" draw:end-glue-point="0" svg:d="M7200 10900l-3350 2800">
          <text:p/>
        </draw:connector>
        <draw:ellipse draw:style-name="gr1" draw:text-style-name="P3" xml:id="id23" draw:id="id23" draw:layer="layout" svg:width="2.5cm" svg:height="1.9cm" svg:x="10.5cm" svg:y="25.2cm">
          <text:p text:style-name="P1"><text:span text:style-name="T2">Id</text:span></text:p>
        </draw:ellipse>
        <draw:connector draw:style-name="gr2" draw:text-style-name="P1" draw:layer="layout" draw:type="line" svg:x1="15.75cm" svg:y1="24.4cm" svg:x2="13cm" svg:y2="26.15cm" draw:start-shape="id14" draw:start-glue-point="2" draw:end-shape="id23" svg:d="M15750 24400l-2750 1750">
          <text:p/>
        </draw:connector>
        <draw:ellipse draw:style-name="gr1" draw:text-style-name="P1" xml:id="id24" draw:id="id24" draw:layer="layout" svg:width="2.4cm" svg:height="1.8cm" svg:x="10.4cm" svg:y="17.5cm">
          <text:p text:style-name="P1">Owner</text:p>
        </draw:ellipse>
        <draw:connector draw:style-name="gr2" draw:text-style-name="P1" draw:layer="layout" draw:type="line" svg:x1="11.6cm" svg:y1="19.3cm" svg:x2="15.75cm" svg:y2="21cm" draw:start-shape="id24" draw:start-glue-point="2" draw:end-shape="id14" draw:end-glue-point="0" svg:d="M11600 19300l4150 1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rvin </meta:initial-creator>
    <meta:creation-date>2016-04-29T13:32:41.62</meta:creation-date>
    <dc:date>2016-04-29T14:52:27.27</dc:date>
    <dc:creator>Shervin </dc:creator>
    <meta:editing-duration>PT47M40S</meta:editing-duration>
    <meta:editing-cycles>6</meta:editing-cycles>
    <meta:generator>OpenOffice/4.1.2$Win32 OpenOffice.org_project/412m3$Build-9782</meta:generator>
    <meta:document-statistic meta:object-count="55"/>
  </office:meta>
</office:document-meta>
</file>